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width="0.05cm" svg:stroke-color="#ff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svg:stroke-width="0.05cm" svg:stroke-color="#0000ff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ff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ff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f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295cm"/>
    </style:style>
    <style:style style:name="gr9" style:family="graphic" style:parent-style-name="standard">
      <style:graphic-properties svg:stroke-width="0.05cm" svg:stroke-color="#ff950e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950e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7cm" svg:height="2.229cm" svg:x="1cm" svg:y="7.7cm">
          <draw:text-box>
            <text:p text:style-name="P1"><text:span text:style-name="T1">[ [ id, name, [ [ id, name, quantity, type_id ], … ] ], … ] </text:span></text:p>
            <text:p/>
          </draw:text-box>
        </draw:frame>
        <draw:custom-shape draw:style-name="gr2" draw:text-style-name="P1" draw:layer="layout" svg:width="1.25cm" svg:height="14cm" draw:transform="rotate (1.5707963267949) translate (8.4cm 10.4cm)">
          <text:p/>
          <draw:enhanced-geometry svg:viewBox="0 0 21600 21600" draw:glue-points="21600 0 0 10800 21600 21600" draw:text-areas="13800 ?f9 21600 ?f10" draw:type="left-brace" draw:modifiers="887.079494321834 10666.914671006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3.736cm" svg:height="1cm" svg:x="13.464cm" svg:y="10.5cm">
          <draw:text-box>
            <text:p>Array 1 plat</text:p>
          </draw:text-box>
        </draw:frame>
        <draw:custom-shape draw:style-name="gr4" draw:text-style-name="P1" draw:layer="layout" svg:width="1.25cm" svg:height="17cm" draw:transform="rotate (1.5707963267949) translate (7.8cm 12.3cm)">
          <text:p/>
          <draw:enhanced-geometry svg:viewBox="0 0 21600 21600" draw:glue-points="21600 0 0 10800 21600 21600" draw:text-areas="13800 ?f9 21600 ?f10" draw:mirror-horizontal="false" draw:mirror-vertical="false" draw:type="left-brace" draw:modifiers="887.079494321834 10666.914671006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7.995cm" svg:height="1cm" svg:x="12.2cm" svg:y="12.4cm">
          <draw:text-box>
            <text:p>Array tout les plats du type</text:p>
          </draw:text-box>
        </draw:frame>
        <draw:line draw:style-name="gr5" draw:text-style-name="P1" draw:layer="layout" svg:x1="7.8cm" svg:y1="9.2cm" svg:x2="7.8cm" svg:y2="11.1cm">
          <text:p/>
        </draw:line>
        <draw:frame draw:style-name="gr3" draw:layer="layout" svg:width="3.736cm" svg:height="1cm" svg:x="13.464cm" svg:y="10.5cm">
          <draw:text-box>
            <text:p>Array 1 plat</text:p>
          </draw:text-box>
        </draw:frame>
        <draw:line draw:style-name="gr5" draw:text-style-name="P1" draw:layer="layout" svg:x1="24.8cm" svg:y1="9.2cm" svg:x2="24.8cm" svg:y2="11.1cm">
          <text:p/>
        </draw:line>
        <draw:custom-shape draw:style-name="gr6" draw:text-style-name="P1" draw:layer="layout" svg:width="1.25cm" svg:height="23.2cm" draw:transform="rotate (1.5707963267949) translate (2.2cm 14.35cm)">
          <text:p/>
          <draw:enhanced-geometry svg:viewBox="0 0 21600 21600" draw:glue-points="21600 0 0 10800 21600 21600" draw:text-areas="13800 ?f9 21600 ?f10" draw:mirror-horizontal="false" draw:mirror-vertical="false" draw:type="left-brace" draw:modifiers="536.252747726391 10666.914671006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" draw:layer="layout" svg:x1="25.4cm" svg:y1="9.2cm" svg:x2="25.4cm" svg:y2="13.2cm">
          <text:p/>
        </draw:line>
        <draw:line draw:style-name="gr7" draw:text-style-name="P1" draw:layer="layout" svg:x1="2.2cm" svg:y1="9.2cm" svg:x2="2.2cm" svg:y2="13.2cm">
          <text:p/>
        </draw:line>
        <draw:frame draw:style-name="gr8" draw:layer="layout" svg:width="3.906cm" svg:height="1cm" svg:x="11.694cm" svg:y="14.5cm">
          <draw:text-box>
            <text:p>Array 1 type</text:p>
          </draw:text-box>
        </draw:frame>
        <draw:custom-shape draw:style-name="gr9" draw:text-style-name="P1" draw:layer="layout" svg:width="1.25cm" svg:height="26.2cm" draw:transform="rotate (1.5707963267949) translate (1.6cm 16.55cm)">
          <text:p/>
          <draw:enhanced-geometry svg:viewBox="0 0 21600 21600" draw:glue-points="21600 0 0 10800 21600 21600" draw:text-areas="13800 ?f9 21600 ?f10" draw:mirror-horizontal="false" draw:mirror-vertical="false" draw:type="left-brace" draw:modifiers="563.062478531354 10666.914671006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1" draw:layer="layout" svg:x1="27.8cm" svg:y1="9.2cm" svg:x2="27.8cm" svg:y2="15.3cm">
          <text:p/>
        </draw:line>
        <draw:line draw:style-name="gr10" draw:text-style-name="P1" draw:layer="layout" svg:x1="1.6cm" svg:y1="9.2cm" svg:x2="1.6cm" svg:y2="15.3cm">
          <text:p/>
        </draw:line>
        <draw:frame draw:style-name="gr8" draw:text-style-name="P1" draw:layer="layout" svg:width="4.5cm" svg:height="1cm" svg:x="12.3cm" svg:y="16.7cm">
          <draw:text-box>
            <text:p text:style-name="P1">Array ré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12T13:09:10.62</meta:creation-date>
    <dc:date>2017-02-12T13:20:44.53</dc:date>
    <meta:editing-duration>PT1M51S</meta:editing-duration>
    <meta:editing-cycles>2</meta:editing-cycles>
    <meta:generator>LibreOffice/3.6$Windows_x86 LibreOffice_project/2ef5aff-a6fb0ff-166bdff-cf087ad-0f1389</meta:generator>
    <meta:document-statistic meta:object-count="16"/>
  </office:meta>
</office:document-meta>
</file>